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310000040561A4AF82D0BC4F36.png" manifest:media-type="image/png"/>
  <manifest:file-entry manifest:full-path="Pictures/1000000000000D31000004050380064362908554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2.796cm" fo:min-width="5.407cm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fo:min-height="0.528cm"/>
    </style:style>
    <style:style style:name="gr4" style:family="graphic" style:parent-style-name="standard">
      <style:graphic-properties svg:stroke-width="0.053cm" svg:stroke-color="#ff0000" draw:marker-start-width="0.28cm" draw:marker-end-width="0.28cm" draw:fill="none" draw:textarea-horizontal-align="justify" draw:textarea-vertical-align="middle" draw:auto-grow-height="false" fo:min-height="1.096cm" fo:min-width="4.507cm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3465a4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3465a4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  <style:text-properties fo:color="#ff0000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6cm" svg:x="0cm" svg:y="0.5cm">
          <draw:image xlink:href="Pictures/1000000000000D31000004050380064362908554.pdf" xlink:type="simple" xlink:show="embed" xlink:actuate="onLoad" loext:mime-type="application/pdf">
            <text:p/>
          </draw:image>
          <draw:image xlink:href="Pictures/1000000000000D310000040561A4AF82D0BC4F36.png" xlink:type="simple" xlink:show="embed" xlink:actuate="onLoad" loext:mime-type="image/png"/>
        </draw:frame>
        <draw:custom-shape draw:style-name="gr2" draw:text-style-name="P2" draw:layer="layout" svg:width="5.961cm" svg:height="3.1cm" svg:x="0.339cm" svg:y="0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cm" svg:height="0.878cm" svg:x="0.4cm" svg:y="0.2cm">
          <draw:text-box>
            <text:p text:style-name="P3"><text:span text:style-name="T1">Iterator</text:span></text:p>
          </draw:text-box>
        </draw:frame>
        <draw:custom-shape draw:style-name="gr4" draw:text-style-name="P2" draw:layer="layout" svg:width="5.061cm" svg:height="1.4cm" svg:x="5.839cm" svg:y="4.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cm" svg:height="1.4cm" svg:x="10.9cm" svg:y="4.7cm">
          <draw:text-box>
            <text:p text:style-name="P5"><text:span text:style-name="T2">Critical SC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21:34:46.922922578</meta:creation-date>
    <dc:date>2019-04-11T21:39:49.976042403</dc:date>
    <meta:editing-duration>PT5M3S</meta:editing-duration>
    <meta:editing-cycles>1</meta:editing-cycles>
    <meta:document-statistic meta:object-count="5"/>
    <meta:generator>LibreOffice/6.1.4.2$Linux_X86_64 LibreOffice_project/10$Build-2</meta:generator>
  </office:meta>
</office:document-meta>
</file>